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953a" officeooo:paragraph-rsid="000a953a"/>
    </style:style>
    <style:style style:name="P2" style:family="paragraph" style:parent-style-name="Standard" style:list-style-name="L1">
      <style:text-properties officeooo:rsid="000adc07" officeooo:paragraph-rsid="000adc07"/>
    </style:style>
    <style:style style:name="P3" style:family="paragraph" style:parent-style-name="Standard" style:list-style-name="L1">
      <style:text-properties officeooo:rsid="000c3b6d" officeooo:paragraph-rsid="000c3b6d"/>
    </style:style>
    <style:style style:name="P4" style:family="paragraph" style:parent-style-name="Standard" style:list-style-name="L1">
      <style:text-properties officeooo:rsid="000fe364" officeooo:paragraph-rsid="000fe364"/>
    </style:style>
    <style:style style:name="P5" style:family="paragraph" style:parent-style-name="Standard" style:list-style-name="L1">
      <style:text-properties officeooo:rsid="0011e081" officeooo:paragraph-rsid="0011e081"/>
    </style:style>
    <style:style style:name="P6" style:family="paragraph" style:parent-style-name="Standard" style:list-style-name="L1">
      <style:text-properties officeooo:rsid="0011e5e1" officeooo:paragraph-rsid="0011e5e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e818b"/>
    </style:style>
    <style:style style:name="T3" style:family="text">
      <style:text-properties officeooo:rsid="000fe364"/>
    </style:style>
    <style:style style:name="T4" style:family="text">
      <style:text-properties officeooo:rsid="0013940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ividade 2</text:p>
      <text:p text:style-name="P1"/>
      <text:list xml:id="list3492545396" text:style-name="L1">
        <text:list-item>
          <text:p text:style-name="P2">Houve um ataque passivo com comprometimento da confidencialidade.</text:p>
          <text:p text:style-name="P3"><text:span text:style-name="T1">Ataque passivo</text:span>: Houve interceptação <text:span text:style-name="T2">e</text:span> não modificação dos dados.</text:p>
          <text:p text:style-name="P3"><text:span text:style-name="T1">Confidenciabilidade</text:span>: <text:span text:style-name="T3">Alguém acessou o conteúdo da mensagem sem autorização.</text:span></text:p>
          <text:p text:style-name="P3"/>
        </text:list-item>
        <text:list-item>
          <text:p text:style-name="P2">Houve um ataque ativo com comprometimento da integridade e autenticidade.</text:p>
          <text:p text:style-name="P4"><text:span text:style-name="T1">Ataque ativo</text:span>: Houve interceptação e modificação dos dados.</text:p>
          <text:p text:style-name="P5"><text:span text:style-name="T1">Integridade</text:span>: Arquivo deixou de ser original.</text:p>
          <text:p text:style-name="P6"><text:span text:style-name="T1">Autenticidade</text:span>: <text:span text:style-name="T4">Como o arquivo trata acesso de usuários ao computador X, o interceptador pode ter incluído novos registros para que usuários não autorizados pela gerente, acessem o computador X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9T20:29:37.739130232</meta:creation-date>
    <dc:date>2021-03-19T22:00:29.986236814</dc:date>
    <meta:editing-duration>PT28M14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83" meta:character-count="587" meta:non-whitespace-character-count="514"/>
  </office:meta>
</office:document-meta>
</file>